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00cc00" draw:textarea-horizontal-align="justify" draw:textarea-vertical-align="middle" draw:auto-grow-height="false" fo:min-height="1.277cm" fo:min-width="2.374cm" draw:shadow="hidden"/>
    </style:style>
    <style:style style:name="gr2" style:family="graphic" style:parent-style-name="standard">
      <style:graphic-properties svg:stroke-color="#ffffff" draw:fill-color="#00ccff" draw:textarea-horizontal-align="justify" draw:textarea-vertical-align="middle" draw:auto-grow-height="false" fo:min-height="0.631cm" fo:min-width="3.739cm"/>
    </style:style>
    <style:style style:name="gr3" style:family="graphic" style:parent-style-name="standard">
      <style:graphic-properties svg:stroke-color="#ffffff" draw:fill-color="#00ccff" draw:textarea-horizontal-align="justify" draw:textarea-vertical-align="middle" draw:auto-grow-height="false" fo:min-height="0.631cm" fo:min-width="3.658cm"/>
    </style:style>
    <style:style style:name="gr4" style:family="graphic" style:parent-style-name="standard">
      <style:graphic-properties svg:stroke-color="#ffffff" draw:fill-color="#00ccff" draw:textarea-horizontal-align="justify" draw:textarea-vertical-align="middle" draw:auto-grow-height="false" fo:min-height="0.791cm" fo:min-width="4.938cm"/>
    </style:style>
    <style:style style:name="gr5" style:family="graphic" style:parent-style-name="standard">
      <style:graphic-properties svg:stroke-color="#ffffff" draw:fill-color="#00ccff" draw:textarea-horizontal-align="justify" draw:textarea-vertical-align="middle" draw:auto-grow-height="false" fo:min-height="0.791cm" fo:min-width="3.899cm"/>
    </style:style>
    <style:style style:name="gr6" style:family="graphic" style:parent-style-name="standard">
      <style:graphic-properties svg:stroke-color="#ffffff" draw:fill-color="#00ccff" draw:textarea-horizontal-align="justify" draw:textarea-vertical-align="middle" draw:auto-grow-height="false" fo:min-height="0.71cm" fo:min-width="3.739cm"/>
    </style:style>
    <style:style style:name="gr7" style:family="graphic" style:parent-style-name="standard">
      <style:graphic-properties svg:stroke-color="#ffffff" draw:fill-color="#cc9900" draw:textarea-horizontal-align="justify" draw:textarea-vertical-align="middle" draw:auto-grow-height="false" fo:min-height="1.469cm" fo:min-width="3.886cm"/>
    </style:style>
    <style:style style:name="gr8" style:family="graphic" style:parent-style-name="standard">
      <style:graphic-properties svg:stroke-color="#ffffff" draw:fill-color="#00ccff" draw:textarea-horizontal-align="justify" draw:textarea-vertical-align="middle" draw:auto-grow-height="false" fo:min-height="0.951cm" fo:min-width="4.778cm"/>
    </style:style>
    <style:style style:name="gr9" style:family="graphic" style:parent-style-name="standard">
      <style:graphic-properties svg:stroke-color="#ffffff" draw:fill-color="#ff6666" draw:textarea-horizontal-align="justify" draw:textarea-vertical-align="middle" draw:auto-grow-height="false" fo:min-height="1.07cm" fo:min-width="5.089cm"/>
    </style:style>
    <style:style style:name="gr10" style:family="graphic" style:parent-style-name="standard">
      <style:graphic-properties svg:stroke-color="#ffffff" draw:fill-color="#ff6666" draw:textarea-horizontal-align="justify" draw:textarea-vertical-align="middle" draw:auto-grow-height="false" fo:min-height="1.67cm" fo:min-width="7.897cm"/>
    </style:style>
    <style:style style:name="gr11" style:family="graphic" style:parent-style-name="standard">
      <style:graphic-properties svg:stroke-color="#ffffff" draw:fill-color="#00ccff" draw:textarea-horizontal-align="justify" draw:textarea-vertical-align="middle" draw:auto-grow-height="false" fo:min-height="0.791cm" fo:min-width="4.778cm"/>
    </style:style>
    <style:style style:name="gr12" style:family="graphic" style:parent-style-name="standard">
      <style:graphic-properties svg:stroke-color="#ffffff" draw:fill-color="#ffcc00" draw:textarea-horizontal-align="justify" draw:textarea-vertical-align="middle" draw:auto-grow-height="false" fo:min-height="0.449cm" fo:min-width="3.31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00cc00"/>
      <style:paragraph-properties fo:text-align="center"/>
    </style:style>
    <style:style style:name="P3" style:family="paragraph">
      <loext:graphic-properties draw:fill-color="#00ccff"/>
      <style:paragraph-properties fo:text-align="center"/>
    </style:style>
    <style:style style:name="P4" style:family="paragraph">
      <loext:graphic-properties draw:fill-color="#cc9900"/>
      <style:paragraph-properties fo:text-align="center"/>
    </style:style>
    <style:style style:name="P5" style:family="paragraph">
      <loext:graphic-properties draw:fill-color="#ff6666"/>
      <style:paragraph-properties fo:text-align="center"/>
    </style:style>
    <style:style style:name="P6" style:family="paragraph">
      <loext:graphic-properties draw:fill-color="#ffcc00"/>
      <style:paragraph-properties fo:text-align="center"/>
    </style:style>
    <style:style style:name="P7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064cm" svg:height="2.159cm" svg:x="8.493cm" svg:y="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6.731cm" svg:height="1.397cm" svg:x="2.27cm" svg:y="8.366cm">
          <text:p text:style-name="P1">Map building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6.604cm" svg:height="1.397cm" svg:x="12.684cm" svg:y="6.334cm">
          <text:p text:style-name="P1">Car detectio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8.636cm" svg:height="1.651cm" svg:x="11.541cm" svg:y="8.112cm">
          <text:p text:style-name="P1">License plate </text:p>
          <text:p text:style-name="P1">recognitio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6.985cm" svg:height="1.651cm" svg:x="12.303cm" svg:y="10.271cm">
          <text:p text:style-name="P1">Way point</text:p>
          <text:p text:style-name="P1">recording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6.731cm" svg:height="1.524cm" svg:x="7.731cm" svg:y="19.288cm">
          <text:p text:style-name="P1">Command</text:p>
          <text:p text:style-name="P1">navigatio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4" draw:layer="layout" svg:width="4.572cm" svg:height="1.905cm" svg:x="8.874cm" svg:y="25.13cm">
          <text:p text:style-name="P1">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8.382cm" svg:height="1.905cm" svg:x="6.842cm" svg:y="22.844cm">
          <text:p text:style-name="P1">Navigate to the</text:p>
          <text:p text:style-name="P1">start poin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5" draw:layer="layout" svg:width="8.875cm" svg:height="2.096cm" draw:transform="rotate (-0.00715584993317744) translate (6.476cm 3.667cm)">
          <text:p text:style-name="P1">Initialize gmapping,</text:p>
          <text:p text:style-name="P1"><text:s/>move_bas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5" draw:layer="layout" svg:width="13.335cm" svg:height="3.048cm" svg:x="4.302cm" svg:y="15.732cm">
          <text:p text:style-name="P1">Shutdown gmapping</text:p>
          <text:p text:style-name="P1">Save map, load map</text:p>
          <text:p text:style-name="P1">Initialize AMCL localizatio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3" draw:layer="layout" svg:width="8.382cm" svg:height="1.651cm" svg:x="7.096cm" svg:y="13.954cm">
          <text:p text:style-name="P1">Navigate to the</text:p>
          <text:p text:style-name="P1">start poin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6" draw:layer="layout" svg:width="7.62cm" svg:height="1.397cm" svg:x="7.35cm" svg:y="21.193cm">
          <text:p text:style-name="P1">Ending navigatio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6" draw:layer="layout" svg:width="7.62cm" svg:height="1.397cm" svg:x="7.35cm" svg:y="12.303cm">
          <text:p text:style-name="P1">Map is goo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3" draw:text-style-name="P7" draw:layer="layout" svg:x1="10.779cm" svg:y1="3.159cm" svg:x2="10.779cm" svg:y2="3.921cm">
          <text:p/>
        </draw:line>
        <draw:line draw:style-name="gr13" draw:text-style-name="P7" draw:layer="layout" svg:x1="16.24cm" svg:y1="7.604cm" svg:x2="16.24cm" svg:y2="8.493cm">
          <text:p/>
        </draw:line>
        <draw:line draw:style-name="gr13" draw:text-style-name="P7" draw:layer="layout" svg:x1="16.24cm" svg:y1="9.636cm" svg:x2="16.24cm" svg:y2="10.398cm">
          <text:p/>
        </draw:line>
        <draw:line draw:style-name="gr13" draw:text-style-name="P7" draw:layer="layout" svg:x1="11.287cm" svg:y1="15.351cm" svg:x2="11.16cm" svg:y2="16.367cm">
          <text:p/>
        </draw:line>
        <draw:line draw:style-name="gr13" draw:text-style-name="P7" draw:layer="layout" svg:x1="11.287cm" svg:y1="18.653cm" svg:x2="11.287cm" svg:y2="19.542cm">
          <text:p/>
        </draw:line>
        <draw:line draw:style-name="gr13" draw:text-style-name="P7" draw:layer="layout" svg:x1="11.16cm" svg:y1="20.431cm" svg:x2="11.16cm" svg:y2="21.32cm">
          <text:p/>
        </draw:line>
        <draw:line draw:style-name="gr13" draw:text-style-name="P7" draw:layer="layout" svg:x1="11.287cm" svg:y1="24.622cm" svg:x2="11.287cm" svg:y2="25.384cm">
          <text:p/>
        </draw:line>
        <draw:line draw:style-name="gr13" draw:text-style-name="P7" draw:layer="layout" svg:x1="11.16cm" svg:y1="12.049cm" svg:x2="11.16cm" svg:y2="12.811cm">
          <text:p/>
        </draw:line>
        <draw:line draw:style-name="gr13" draw:text-style-name="P7" draw:layer="layout" svg:x1="11.668cm" svg:y1="13.7cm" svg:x2="11.541cm" svg:y2="14.335cm">
          <text:p/>
        </draw:line>
        <draw:line draw:style-name="gr13" draw:text-style-name="P7" draw:layer="layout" svg:x1="11.668cm" svg:y1="22.59cm" svg:x2="11.541cm" svg:y2="23.225cm">
          <text:p/>
        </draw:line>
        <draw:line draw:style-name="gr14" draw:text-style-name="P7" draw:layer="layout" svg:x1="10.779cm" svg:y1="5.699cm" svg:x2="10.779cm" svg:y2="6.334cm">
          <text:p/>
        </draw:line>
        <draw:line draw:style-name="gr14" draw:text-style-name="P7" draw:layer="layout" svg:x1="6.08cm" svg:y1="6.334cm" svg:x2="16.367cm" svg:y2="6.334cm">
          <text:p/>
        </draw:line>
        <draw:line draw:style-name="gr14" draw:text-style-name="P7" draw:layer="layout" svg:x1="6.08cm" svg:y1="12.049cm" svg:x2="16.113cm" svg:y2="12.049cm">
          <text:p/>
        </draw:line>
        <draw:line draw:style-name="gr14" draw:text-style-name="P7" draw:layer="layout" svg:x1="7.604cm" svg:y1="13.065cm" svg:x2="1.889cm" svg:y2="13.065cm">
          <text:p/>
        </draw:line>
        <draw:line draw:style-name="gr14" draw:text-style-name="P7" draw:layer="layout" svg:x1="1.889cm" svg:y1="13.065cm" svg:x2="1.889cm" svg:y2="5.953cm">
          <text:p/>
        </draw:line>
        <draw:line draw:style-name="gr14" draw:text-style-name="P7" draw:layer="layout" svg:x1="14.716cm" svg:y1="12.938cm" svg:x2="18.78cm" svg:y2="12.938cm">
          <text:p/>
        </draw:line>
        <draw:line draw:style-name="gr14" draw:text-style-name="P7" draw:layer="layout" svg:x1="11.668cm" svg:y1="13.7cm" svg:x2="18.78cm" svg:y2="13.7cm">
          <text:p/>
        </draw:line>
        <draw:line draw:style-name="gr14" draw:text-style-name="P7" draw:layer="layout" svg:x1="18.78cm" svg:y1="12.938cm" svg:x2="18.78cm" svg:y2="13.7cm">
          <text:p/>
        </draw:line>
        <draw:line draw:style-name="gr14" draw:text-style-name="P7" draw:layer="layout" svg:x1="7.477cm" svg:y1="21.828cm" svg:x2="3.032cm" svg:y2="21.828cm">
          <text:p/>
        </draw:line>
        <draw:line draw:style-name="gr14" draw:text-style-name="P7" draw:layer="layout" svg:x1="3.032cm" svg:y1="18.907cm" svg:x2="3.032cm" svg:y2="21.828cm">
          <text:p/>
        </draw:line>
        <draw:line draw:style-name="gr14" draw:text-style-name="P7" draw:layer="layout" svg:x1="14.462cm" svg:y1="21.955cm" svg:x2="18.399cm" svg:y2="21.955cm">
          <text:p/>
        </draw:line>
        <draw:line draw:style-name="gr14" draw:text-style-name="P7" draw:layer="layout" svg:x1="18.399cm" svg:y1="22.59cm" svg:x2="11.668cm" svg:y2="22.59cm">
          <text:p/>
        </draw:line>
        <draw:line draw:style-name="gr14" draw:text-style-name="P7" draw:layer="layout" svg:x1="18.399cm" svg:y1="21.955cm" svg:x2="18.399cm" svg:y2="22.59cm">
          <text:p/>
        </draw:line>
        <draw:line draw:style-name="gr14" draw:text-style-name="P7" draw:layer="layout" svg:x1="6.08cm" svg:y1="9.763cm" svg:x2="6.08cm" svg:y2="12.049cm">
          <text:p/>
        </draw:line>
        <draw:line draw:style-name="gr14" draw:text-style-name="P7" draw:layer="layout" svg:x1="16.113cm" svg:y1="11.795cm" svg:x2="16.113cm" svg:y2="12.049cm">
          <text:p/>
        </draw:line>
        <draw:line draw:style-name="gr13" draw:text-style-name="P7" draw:layer="layout" svg:x1="6.08cm" svg:y1="6.334cm" svg:x2="6.08cm" svg:y2="8.366cm">
          <text:p/>
        </draw:line>
        <draw:line draw:style-name="gr13" draw:text-style-name="P7" draw:layer="layout" svg:x1="1.889cm" svg:y1="5.953cm" svg:x2="10.779cm" svg:y2="5.953cm">
          <text:p/>
        </draw:line>
        <draw:line draw:style-name="gr13" draw:text-style-name="P7" draw:layer="layout" svg:x1="3.032cm" svg:y1="18.907cm" svg:x2="11.287cm" svg:y2="18.90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3T18:08:22.534845314</meta:creation-date>
    <dc:date>2019-12-13T18:41:36.467587977</dc:date>
    <meta:editing-duration>PT45S</meta:editing-duration>
    <meta:editing-cycles>1</meta:editing-cycles>
    <meta:document-statistic meta:object-count="41"/>
    <meta:generator>LibreOffice/5.1.6.2$Linux_X86_64 LibreOffice_project/10m0$Build-2</meta:generator>
  </office:meta>
</office:document-meta>
</file>